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Century Schoolbook L" svg:font-family="'Century Schoolbook L'" style:font-adornments="Roman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hesis_20_Main_20_Section_20_Heading" style:master-page-name="Thesis_20_Main_20_Page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hesis_20_Spacer">
      <style:paragraph-properties fo:margin-left="0in" fo:margin-right="0in" fo:margin-top="0in" fo:margin-bottom="0in" fo:text-indent="0in" style:auto-text-indent="false"/>
    </style:style>
    <style:style style:name="T1" style:family="text" style:parent-style-name="Citation">
      <style:text-properties fo:font-style="normal" style:font-style-asian="normal" style:font-style-complex="normal"/>
    </style:style>
    <style:style style:name="T2" style:family="text" style:parent-style-name="Citation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CITED</text:p>
      <text:p text:style-name="P2"/>
      <text:p text:style-name="P2"/>
      <text:p text:style-name="P2"/>
      <text:p text:style-name="P2"/>
      <text:p text:style-name="Thesis_20_Bibliography">CARINO, R.L. 2007. Automation of Student Preregistration. Technical Report, Institute of Computer Science, University of the Philippines Los Banos.</text:p>
      <text:p text:style-name="Thesis_20_Bibliography"/>
      <text:p text:style-name="Thesis_20_Bibliography">CORMEN, T.H., C.E. LEISERSON, R.L. RIVEST, and C. STEIN. 2001. Introduction to Algorithms , 2nd ed. MIT Press: Massachusetts <text:s/></text:p>
      <text:p text:style-name="Thesis_20_Bibliography"/>
      <text:p text:style-name="Thesis_20_Bibliography">DULDULAO, R.N. 2004. UPLB System One. http://systemone.uplb.edu.ph.</text:p>
      <text:p text:style-name="Thesis_20_Bibliography"/>
      <text:p text:style-name="Thesis_20_Bibliography">GAREY, M and D. JOHNSON. 1979. Computers and Intractability, A guide to the theory of NP-Completeness. W.H. Freeman and Company: New York.</text:p>
      <text:p text:style-name="Thesis_20_Bibliography"/>
      <text:p text:style-name="Thesis_20_Bibliography">GUINTO, D.T. 2004. University Timetabling using Tabu Search. M.Sc. Thesis, Institute of Computer Science, University of the Philippines Los Banos</text:p>
      <text:p text:style-name="Thesis_20_Bibliography"/>
      <text:p text:style-name="Thesis_20_Bibliography">MARAPAO, R.B. 2004. A Genetic Algorithm Approach for Solving the University Timetabling Problem. M.Sc. Thesis, Institute of Computer Science, University of the Philippines Los Banos.</text:p>
      <text:p text:style-name="Thesis_20_Bibliography"/>
      <text:p text:style-name="Thesis_20_Bibliography"><text:span text:style-name="T1">MODI, P.J., W.M. SHEN, M. TAMBE and YOKOO, M. 2005. </text:span><text:span text:style-name="T2">ADOPT: Asynchronous Distributed Constraint Optimization with Quality Guarantees. Artificial Intelligence Journal. Vol. 161, No. 1-2,pp. 149-180.</text:span></text:p>
      <text:p text:style-name="Thesis_20_Bibliography"/>
      <text:p text:style-name="Thesis_20_Bibliography">RAO, A, M. GEORGEFF. 1995. BDI Agents from Theory to Practice. Technical Note 56, AAII. http://citeseer.ist.psu.edu/rao95bdi.html </text:p>
      <text:p text:style-name="Thesis_20_Bibliography"/>
      <text:p text:style-name="Thesis_20_Bibliography">RUSSEL, S.J., NORVIG, P. 2003. Artificial Intelligence: A Modern Approach, 2<text:span text:style-name="T3">nd</text:span> ed. Pearson Education, Inc: New Jersey.</text:p>
      <text:p text:style-name="Thesis_20_Bibliography"/>
      <text:p text:style-name="Thesis_20_Bibliography">WOOLDRIDGE, M., 2002. An Introduction to Multiagent Systems. John Wiley &amp; Sons: Chichester, England.</text:p>
      <text:p text:style-name="Thesis_20_Bibliography"/>
      <text:p text:style-name="Thesis_20_Bibliography">YOKOO, M., E.H. DURFEE, T. ISHIDA and K. KUWABARA. 1998. <text:s/>The Distributed Constraint Satisfaction Problem: Formalization and Algorithms. <text:span text:style-name="T1">IEEE Trans. on Knowledge and Data Engineering, vol.10, No.5.</text:span></text:p>
      <text:p text:style-name="Thesis_20_Bibliography"><text:span text:style-name="T1"/></text:p>
      <text:p text:style-name="Thesis_20_Bibliography"><text:span text:style-name="T1">YOKOO, M. 2000. Algorithms for Distributed Constraint Satisfaction: A Review. Autonomous Agents and Multiagent Systems, Vol. 3, No. 2 ,pp. 198-212.</text:span></text:p>
      <text:p text:style-name="Thesis_20_Bibliograph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Century Schoolbook L" svg:font-family="'Century Schoolbook L'" style:font-adornments="Roman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line-height="100%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text-transform="capitaliz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-left="0in" fo:margin-right="0in" fo:line-height="200%" fo:text-align="justify" style:justify-single-word="false" fo:text-indent="0.25in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-left="0.25in" fo:margin-right="0.25in" fo:text-align="justify" style:justify-single-word="false" fo:text-indent="0in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-left="0.25in" fo:margin-right="0.25in" fo:text-align="start" style:justify-single-word="false" fo:text-indent="0in" style:auto-text-indent="false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shadow="none"/>
      <style:text-properties fo:font-variant="normal" fo:text-transform="none"/>
    </style:style>
    <style:style style:name="Thesis_20_Bibliography" style:display-name="Thesis Bibliography" style:family="paragraph" style:parent-style-name="Thesis_20_Spacer">
      <style:paragraph-properties fo:margin-left="0.5in" fo:margin-right="0in" fo:margin-top="0in" fo:margin-bottom="0in" fo:text-indent="-0.5in" style:auto-text-indent="false">
        <style:tab-stops/>
      </style:paragraph-properties>
    </style:style>
    <style:style style:name="Thesis_20_Pseudocode" style:display-name="Thesis Pseudocode" style:family="paragraph" style:parent-style-name="Thesis_20_Body_20_Source_20_Code" style:master-page-name="">
      <style:paragraph-properties fo:margin-left="0.5in" fo:margin-right="0.25in" fo:text-indent="0in" style:auto-text-indent="false"/>
      <style:text-properties style:font-name="Century Schoolbook 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ourier New" fo:font-size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1.5in" fo:margin-bottom="1in" fo:margin-left="1.5in" fo:margin-right="1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8.5in" fo:page-height="11in" style:num-format="1" style:print-orientation="portrait" fo:margin-top="1.5in" fo:margin-bottom="1in" fo:margin-left="1.5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8.5in" fo:page-height="11in" style:num-format="1" style:print-orientation="portrait" fo:margin-top="1in" fo:margin-bottom="1in" fo:margin-left="1.5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pm6">
      <style:page-layout-properties fo:page-width="8.5in" fo:page-height="11in" style:num-format="i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7">
      <style:page-layout-properties fo:page-width="8.5in" fo:page-height="11in" style:num-format="i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8.5in" fo:page-height="11in" style:num-format="1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  <style:master-page style:name="Thesis_20_Page_20_Layout" style:display-name="Thesis Page Layout" style:page-layout-name="pm4"/>
    <style:master-page style:name="Thesis_20_Main_20_Page" style:display-name="Thesis Main Page" style:page-layout-name="pm5">
      <style:header>
        <text:p text:style-name="Header"/>
      </style:header>
    </style:master-page>
    <style:master-page style:name="Thesis_20_Prelim_20_Page" style:display-name="Thesis Prelim Page" style:page-layout-name="pm6">
      <style:footer>
        <text:p text:style-name="Footer"/>
      </style:footer>
    </style:master-page>
    <style:master-page style:name="Thesis_20_Prelim_20_No_20_Footer" style:display-name="Thesis Prelim No Footer" style:page-layout-name="pm7"/>
    <style:master-page style:name="Thesis_20_Main_20_No_20_Header" style:display-name="Thesis Main No Header" style:page-layout-name="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10-28T17:54:04</meta:creation-date>
    <dc:creator>Joseph Anthony C Hermocilla</dc:creator>
    <dc:date>2008-11-03T20:52:06</dc:date>
    <dc:language>en-US</dc:language>
    <meta:editing-cycles>45</meta:editing-cycles>
    <meta:editing-duration>PT1H48M36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43" meta:character-count="1709"/>
  </office:meta>
</office:document-meta>
</file>